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draw:stroke-dash="Dash_20_2" svg:stroke-width="0cm" svg:stroke-color="#000000" draw:marker-start="" draw:marker-start-width="0.3cm" draw:marker-start-center="false" draw:marker-end="" draw:marker-end-width="0.3cm" draw:marker-end-center="false" svg:stroke-opacity="100%" draw:stroke-linejoin="round" draw:fill="solid" draw:fill-color="#ff8033"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3" style:family="graphic" style:parent-style-name="standard">
      <style:graphic-properties draw:stroke="none" draw:stroke-dash="Dash_20_2" svg:stroke-width="0cm" svg:stroke-color="#000000" draw:marker-start="" draw:marker-start-width="0.3cm" draw:marker-start-center="false" draw:marker-end="" draw:marker-end-width="0.3cm" draw:marker-end-center="false" svg:stroke-opacity="100%" draw:stroke-linejoin="round" draw:fill="solid" draw:fill-color="#ff8033"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25%" dr3d:back-scale="100%" dr3d:depth="1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20%" dr3d:shadow="hidden"/>
    </style:style>
    <style:style style:name="gr4" style:family="graphic" style:parent-style-name="standard">
      <style:graphic-properties draw:textarea-horizontal-align="justify" draw:textarea-vertical-align="middle" draw:auto-grow-height="false" draw:shadow="hidden"/>
    </style:style>
    <style:style style:name="gr5" style:family="graphic" style:parent-style-name="standard">
      <style:graphic-properties draw:fill="solid" draw:fill-color="#94bd5e" draw:textarea-horizontal-align="justify" draw:textarea-vertical-align="middle" draw:auto-grow-height="false" draw:shadow="hidden"/>
    </style:style>
    <style:style style:name="gr6" style:family="graphic" style:parent-style-name="standard">
      <style:graphic-properties draw:fill="solid" draw:fill-color="#ff8080" draw:textarea-horizontal-align="justify" draw:textarea-vertical-align="middle" draw:auto-grow-height="false" draw:shadow="hidden"/>
    </style:style>
    <style:style style:name="P1" style:family="paragraph">
      <style:paragraph-properties fo:text-align="center"/>
    </style:style>
  </office:automatic-styles>
  <office:body>
    <office:drawing>
      <draw:page draw:name="page1" draw:style-name="dp1" draw:master-page-name="Default">
        <draw:custom-shape draw:style-name="gr1" draw:text-style-name="P1" draw:layer="layout" svg:width="6cm" svg:height="6cm" svg:x="1.067cm" svg:y="1cm">
          <text:p/>
          <draw:enhanced-geometry svg:viewBox="0 0 21600 21600" draw:glue-points="10800 0 3163 3163 0 10800 3163 18437 10800 21600 18437 18437 21600 10800 18437 3163" draw:text-areas="3163 3163 18437 18437" draw:extrusion="false" draw:type="ring" draw:modifiers="873.13240965576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 draw:text-style-name="P1" draw:layer="layout" svg:width="6cm" svg:height="6cm" svg:x="1cm" svg:y="16cm">
          <text:p/>
          <draw:enhanced-geometry svg:viewBox="0 0 21600 21600" draw:glue-points="10800 0 3163 3163 0 10800 3163 18437 10800 21600 18437 18437 21600 10800 18437 3163" draw:text-areas="3163 3163 18437 18437" draw:type="ring" draw:modifiers="873.13240965576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3d:scene draw:style-name="gr2" svg:width="6.381cm" svg:height="6.38cm" svg:x="7.878cm" svg:y="0.732cm" dr3d:transform="matrix (0.999982032947162 0.00265014061840551 0.0053768520124808 -0.00274599392347849 0.999836035129862 0.0178986695921734 -0.00532853640633718 -0.0179131128087848 0.999825348293024 -12.0108501052592cm 5.04713446495749cm -0.669455385390265cm)" dr3d:vrp="(0 0 18555.7142857143)" dr3d:vpn="(0 0 17145.7142857143)" dr3d:projection="parallel" dr3d:distance="1.41cm" dr3d:focal-length="10cm" dr3d:shadow-slant="0" dr3d:shade-mode="phong" dr3d:ambient-color="#666666" dr3d:lighting-mode="false">
          <dr3d:light dr3d:diffuse-color="#cccccc" dr3d:direction="(0.742190907645906 0.577287712085453 0.340428486003874)"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 draw:layer="layout" svg:viewBox="9000 -8000 6000 6000" svg:d="m12000-2000 314-15 303-44 292-72 277-99 264-123 247-148 230-170 211-191 191-211 170-230 148-247 123-264 99-277 72-292 44-303 15-314-15-314-44-303-72-292-99-277-123-264-148-247-170-230-191-211-211-191-230-170-247-148-264-123-277-99-292-72-303-44-314-15-314 15-303 44-292 72-277 99-264 123-247 148-230 170-211 191-191 211-170 230-148 247-123 264-99 277-72 292-44 303-15 314 15 314 44 303 72 292 99 277 123 264 148 247 170 230 191 211 211 191 230 170 247 148 264 123 277 99 292 72 303 44zm313-227 289-14 278-40 268-66 255-91 242-114 227-135 211-157 195-175 175-195 157-211 135-227 114-242 91-255 66-268 40-278 14-289-14-289-40-278-66-268-91-255-114-242-135-227-157-211-175-195-195-175-211-157-227-135-242-114-255-91-268-66-278-40-289-14-289 14-278 40-268 66-255 91-242 114-227 135-211 157-195 175-175 195-157 211-135 227-114 242-91 255-66 268-40 278-14 289 14 289 40 278 66 268 91 255 114 242 135 227 157 211 175 195 195 175 211 157 227 135 242 114 255 91 268 66 278 40z"/>
        </dr3d:scene>
        <draw:path draw:style-name="gr4" draw:text-style-name="P1" draw:layer="layout" svg:width="6.066cm" svg:height="5.999cm" svg:x="1cm" svg:y="8.5cm" svg:viewBox="0 0 6067 6000" svg:d="m3067 0c1701 0 3000 1299 3000 3000s-1299 3000-3000 3000c-822 0-1549-303-2082-808l-808 808-177-177 811-811c-467-526-744-1226-744-2012 0-1701 1299-3000 3000-3000zm-1 242c-1563 0-2757 1194-2757 2757 0 718 252 1357 676 1839l1959-1959 177 176-1963 1963c489 462 1156 738 1908 738 1563 0 2757-1194 2757-2757s-1194-2757-2757-2757z">
          <text:p/>
        </draw:path>
        <draw:custom-shape draw:style-name="gr1" draw:text-style-name="P1" draw:layer="layout" svg:width="4cm" svg:height="0.25cm" draw:transform="rotate (1.5707963267946) translate (3.88cm 19cm)">
          <text:p/>
          <draw:enhanced-geometry svg:viewBox="0 0 21600 21600" draw:mirror-horizontal="false" draw:mirror-vertical="false" draw:type="rectangle" draw:enhanced-path="M 0 0 L 21600 0 21600 21600 0 21600 0 0 Z N"/>
        </draw:custom-shape>
        <draw:path draw:style-name="gr4" draw:text-style-name="P1" draw:layer="layout" svg:width="6.066cm" svg:height="5.999cm" svg:x="7.5cm" svg:y="8.5cm" svg:viewBox="0 0 6067 6000" svg:d="m3067 0c1701 0 3000 1299 3000 3000s-1299 3000-3000 3000c-822 0-1549-303-2082-808l-808 808-177-177 811-811c-467-526-744-1226-744-2012 0-1701 1299-3000 3000-3000zm-1 242c-1563 0-2757 1194-2757 2757 0 718 252 1357 676 1839l1959-1959 177 176-1963 1963c489 462 1156 738 1908 738 1563 0 2757-1194 2757-2757s-1194-2757-2757-2757z">
          <text:p/>
        </draw:path>
        <draw:custom-shape draw:style-name="gr1" draw:text-style-name="P1" draw:layer="layout" svg:width="4cm" svg:height="4cm" svg:x="8.567cm" svg:y="9.5cm">
          <text:p/>
          <draw:enhanced-geometry svg:viewBox="0 0 21600 21600" draw:glue-points="10800 0 3163 3163 0 10800 3163 18437 10800 21600 18437 18437 21600 10800 18437 3163" draw:text-areas="3163 3163 18437 18437" draw:extrusion="false" draw:type="ring" draw:modifiers="1166.10847288178"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path draw:style-name="gr4" draw:text-style-name="P1" draw:layer="layout" svg:width="3.999cm" svg:height="5.999cm" svg:x="7cm" svg:y="16cm" svg:viewBox="0 0 4000 6000" svg:d="m1250 3000c0 844-434 1754-898 2252 393 422 1062 543 1647 543s1222-137 1615-559c-464-498-864-1392-864-2236s416-1740 880-2238c-393-422-1062-559-1647-559s-1207 168-1600 590c464 498 867 1363 867 2207zm-250 0c0-921-381-1724-1000-2267 524-460 1220-733 2000-733s1476 273 2000 733c-619 543-1000 1346-1000 2267s381 1724 1000 2267c-524 460-1220 733-2000 733s-1476-273-2000-733c619-543 1000-1346 1000-2267z">
          <text:p/>
        </draw:path>
        <draw:path draw:style-name="gr4" draw:text-style-name="P1" draw:layer="layout" svg:width="3.999cm" svg:height="5.999cm" svg:x="16.5cm" svg:y="16cm" svg:viewBox="0 0 4000 6000" svg:d="m1000 3000c0-921-381-1724-1000-2267 524-460 1220-733 2000-733s1476 273 2000 733c-619 543-1000 1346-1000 2267s381 1724 1000 2267c-524 460-1220 733-2000 733s-1476-273-2000-733c619-543 1000-1346 1000-2267z">
          <text:p/>
        </draw:path>
        <draw:custom-shape draw:style-name="gr1" draw:text-style-name="P1" draw:layer="layout" svg:width="2cm" svg:height="0.25cm" draw:transform="rotate (1.5707963267946) translate (8.88cm 17.25cm)">
          <text:p/>
          <draw:enhanced-geometry svg:viewBox="0 0 21600 21600" draw:mirror-horizontal="false" draw:mirror-vertical="false" draw:type="rectangle" draw:enhanced-path="M 0 0 L 21600 0 21600 21600 0 21600 0 0 Z N"/>
        </draw:custom-shape>
        <draw:path draw:style-name="gr5" draw:text-style-name="P1" draw:layer="layout" svg:width="3.999cm" svg:height="6.749cm" svg:x="12cm" svg:y="15.25cm" svg:viewBox="0 0 4000 6750" svg:d="m1250 3750c0 844-434 1754-898 2252 393 422 1062 543 1647 543s1222-137 1615-559c-464-498-864-1392-864-2236s416-1740 880-2238c-360-387-953-534-1500-556v1044h-250v-1045c-554 19-1127 191-1497 588 464 498 867 1363 867 2207zm-250 0c0-921-381-1724-1000-2267 497-436 1149-704 1880-731v-752h250v753c727 28 1375 296 1870 730-619 543-1000 1346-1000 2267s381 1724 1000 2267c-524 460-1220 733-2000 733s-1476-273-2000-733c619-543 1000-1346 1000-2267z">
          <text:p/>
        </draw:path>
        <draw:path draw:style-name="gr6" draw:text-style-name="P1" draw:layer="layout" svg:width="6.066cm" svg:height="5.999cm" svg:x="13.933cm" svg:y="8.5cm" svg:viewBox="0 0 6067 6000" svg:d="m3067 0c1701 0 3000 1299 3000 3000s-1299 3000-3000 3000c-822 0-1549-303-2082-808l-808 808-177-177 811-811c-467-526-744-1226-744-2012 0-1701 1299-3000 3000-3000zm-1 242c-1563 0-2757 1194-2757 2757 0 718 252 1357 676 1839l541-541c-289-345-459-795-459-1298 0-1134 865-1999 1999-1999s2000 865 2000 1999-866 2000-2000 2000c-538 0-1015-195-1368-520l-540 539c489 462 1156 738 1908 738 1563 0 2757-1194 2757-2757s-1194-2757-2757-2757zm-823 3338c-111-162-176-361-176-580 0-567 433-1000 1000-1000s1000 433 1000 1000-433 1000-1000 1000c-255 0-482-87-656-235l-531 531c308 280 721 447 1186 447 989 0 1744-755 1744-1744s-755-1744-1744-1744-1744 755-1744 1744c0 431 143 817 386 1116zm1236-1236 177 176-553 553c134 108 306 172 498 172 443 0 781-338 781-781s-338-781-781-781-781 338-781 781c0 157 43 301 117 422z">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Hugh Greene</meta:initial-creator>
    <meta:creation-date>2011-09-11T20:49:34</meta:creation-date>
    <dc:date>2011-09-11T21:42:26</dc:date>
    <dc:creator>Hugh Greene</dc:creator>
    <meta:editing-duration>PT37M7S</meta:editing-duration>
    <meta:editing-cycles>3</meta:editing-cycles>
    <meta:generator>OpenOffice.org/3.3$Unix OpenOffice.org_project/330m20$Build-9567</meta:generator>
    <meta:document-statistic meta:object-count="13"/>
  </office:meta>
</office:document-meta>
</file>